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0.114cm"/>
    </style:style>
    <style:style style:name="co2" style:family="table-column">
      <style:table-column-properties fo:break-before="auto" style:column-width="2.604cm"/>
    </style:style>
    <style:style style:name="co3" style:family="table-column">
      <style:table-column-properties fo:break-before="auto" style:column-width="5.057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575cm" fo:break-before="auto" style:use-optimal-row-height="true"/>
    </style:style>
    <style:style style:name="ro2" style:family="table-row">
      <style:table-row-properties style:row-height="0.448cm" fo:break-before="auto" style:use-optimal-row-height="true"/>
    </style:style>
    <style:style style:name="ro3" style:family="table-row">
      <style:table-row-properties style:row-height="0.474cm" fo:break-before="auto" style:use-optimal-row-height="true"/>
    </style:style>
    <style:style style:name="ro4" style:family="table-row">
      <style:table-row-properties style:row-height="0.875cm" fo:break-before="auto" style:use-optimal-row-height="false"/>
    </style:style>
    <style:style style:name="ro5" style:family="table-row">
      <style:table-row-properties style:row-height="2.976cm" fo:break-before="auto" style:use-optimal-row-height="false"/>
    </style:style>
    <style:style style:name="ro6" style:family="table-row">
      <style:table-row-properties style:row-height="2.136cm" fo:break-before="auto" style:use-optimal-row-height="false"/>
    </style:style>
    <style:style style:name="ro7" style:family="table-row">
      <style:table-row-properties style:row-height="2.556cm" fo:break-before="auto" style:use-optimal-row-height="false"/>
    </style:style>
    <style:style style:name="ro8" style:family="table-row">
      <style:table-row-properties style:row-height="1.295cm" fo:break-before="auto" style:use-optimal-row-height="false"/>
    </style:style>
    <style:style style:name="ro9" style:family="table-row">
      <style:table-row-properties style:row-height="1.716cm" fo:break-before="auto" style:use-optimal-row-height="false"/>
    </style:style>
    <style:style style:name="ro10" style:family="table-row">
      <style:table-row-properties style:row-height="3.395cm" fo:break-before="auto" style:use-optimal-row-height="false"/>
    </style:style>
    <style:style style:name="ro11" style:family="table-row">
      <style:table-row-properties style:row-height="5.91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ff" style:text-align-source="fix" style:repeat-content="false" fo:wrap-option="wrap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wrap-option="wrap" style:vertical-align="middle"/>
    </style:style>
    <style:style style:name="ce3" style:family="table-cell" style:parent-style-name="Default">
      <style:table-cell-properties fo:wrap-option="wrap" fo:border="0.002cm solid #000000" style:vertical-align="middle"/>
      <style:text-properties fo:font-weight="bold" style:font-weight-asian="bold" style:font-weight-complex="bold"/>
    </style:style>
    <style:style style:name="ce4" style:family="table-cell" style:parent-style-name="mystandard">
      <style:map style:condition="is-true-formula(EXACT([$Tabelle1.$B5];&quot;&quot;))" style:apply-style-name="issue" style:base-cell-address="Tabelle1.A5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mystandard">
      <style:table-cell-properties style:text-align-source="fix" style:repeat-content="false"/>
      <style:paragraph-properties fo:text-align="center" fo:margin-left="0cm"/>
      <style:map style:condition="is-true-formula(EXACT([$Tabelle1.$B5];&quot;&quot;))" style:apply-style-name="issue" style:base-cell-address="Tabelle1.A5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mystandard">
      <style:table-cell-properties fo:wrap-option="wrap"/>
      <style:map style:condition="is-true-formula(EXACT([$Tabelle1.$B5];&quot;&quot;))" style:apply-style-name="issue" style:base-cell-address="Tabelle1.A5"/>
    </style:style>
    <style:style style:name="ce1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6"/>
        <table:table-column table:style-name="co3" table:default-cell-style-name="ce10"/>
        <table:table-column table:style-name="co4" table:number-columns-repeated="1021" table:default-cell-style-name="Default"/>
        <table:table-row table:style-name="ro1">
          <table:table-cell table:style-name="ce1" office:value-type="string" table:number-columns-spanned="3" table:number-rows-spanned="2">
            <text:p>Porting to new ModelView – Problems</text:p>
          </table:table-cell>
          <table:covered-table-cell table:style-name="ce5"/>
          <table:covered-table-cell table:style-name="ce9"/>
          <table:table-cell table:style-name="ce13" table:number-columns-repeated="1021"/>
        </table:table-row>
        <table:table-row table:style-name="ro2">
          <table:covered-table-cell table:number-columns-repeated="3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>
            <text:p>Issue</text:p>
          </table:table-cell>
          <table:table-cell table:style-name="ce7" office:value-type="string">
            <text:p>Fixed</text:p>
          </table:table-cell>
          <table:table-cell table:style-name="ce11" office:value-type="string">
            <text:p>Notes</text:p>
          </table:table-cell>
          <table:table-cell table:style-name="ce14" table:number-columns-repeated="1021"/>
        </table:table-row>
        <table:table-row table:style-name="ro4">
          <table:table-cell table:style-name="ce4" office:value-type="string">
            <text:p>„Block selection mode“ :-)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4">
          <table:table-cell table:style-name="ce4" office:value-type="string">
            <text:p>Album Refresh (F5) not working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4">
          <table:table-cell table:style-name="ce4" office:value-type="string">
            <text:p>batchtools disabled in Tools menu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5">
          <table:table-cell table:style-name="ce4" office:value-type="string">
            <text:p>Click on thumb for preview, change imagetype filter, image is gone and navigation is greyed out</text:p>
          </table:table-cell>
          <table:table-cell table:style-name="ce8"/>
          <table:table-cell table:style-name="ce12" office:value-type="string">
            <text:p>not reproducible for me (Marcel)</text:p>
            <text:p/>
            <text:p>I can always confirm this (maybe Qt 4.5.1 related?) (Andi)</text:p>
          </table:table-cell>
          <table:table-cell table:number-columns-repeated="1021"/>
        </table:table-row>
        <table:table-row table:style-name="ro4">
          <table:table-cell table:style-name="ce4" office:value-type="string">
            <text:p>Clicking on the thumbnail in the thumbbar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4">
          <table:table-cell table:style-name="ce4" office:value-type="string">
            <text:p>Context menu is only partial visible on first click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4">
          <table:table-cell table:style-name="ce4" office:value-type="string">
            <text:p>Copy / paste not working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4">
          <table:table-cell table:style-name="ce4" office:value-type="string">
            <text:p>D&amp;D crashes digiKam sometimes (not in all albums)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4">
          <table:table-cell table:style-name="ce4" office:value-type="string">
            <text:p>Deleted images still visible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6">
          <table:table-cell table:style-name="ce4" office:value-type="string">
            <text:p>Disabled navigation in bottom right corner</text:p>
          </table:table-cell>
          <table:table-cell table:style-name="ce8"/>
          <table:table-cell table:style-name="ce12" office:value-type="string">
            <text:p>when? (Marcel)</text:p>
            <text:p/>
            <text:p>When entering a new album (Andi)</text:p>
          </table:table-cell>
          <table:table-cell table:number-columns-repeated="1021"/>
        </table:table-row>
        <table:table-row table:style-name="ro4">
          <table:table-cell table:style-name="ce4" office:value-type="string">
            <text:p>Edit button not always working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7">
          <table:table-cell table:style-name="ce4" office:value-type="string">
            <text:p>Filtered view not updated</text:p>
          </table:table-cell>
          <table:table-cell table:style-name="ce8"/>
          <table:table-cell table:style-name="ce12" office:value-type="string">
            <text:p>Go into a folder, select some filter (star rating), remove the rating from some of the filtered items =&gt; they will be still visible. (Andi)</text:p>
          </table:table-cell>
          <table:table-cell table:number-columns-repeated="1021"/>
        </table:table-row>
        <table:table-row table:style-name="ro8">
          <table:table-cell table:style-name="ce4" office:value-type="string">
            <text:p>First item of each album in recursive mode is offset (appears in the previous album)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4">
          <table:table-cell table:style-name="ce4" office:value-type="string">
            <text:p>Flickering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9">
          <table:table-cell table:style-name="ce4" office:value-type="string">
            <text:p>mark thumb in iconview (no preview), collapse panel, selected thumbs moves around in a wrong way (sometimes out of the window)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8">
          <table:table-cell table:style-name="ce4" office:value-type="string">
            <text:p>Metadata update when navigating pictures is slower than before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4">
          <table:table-cell table:style-name="ce4" office:value-type="string">
            <text:p>MS: Compilation is broken under Vista using MinGW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4">
          <table:table-cell table:style-name="ce4" office:value-type="string">
            <text:p>MS: spacing problems between icon items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4">
          <table:table-cell table:style-name="ce4" office:value-type="string">
            <text:p>Navigation by keyboard shortcuts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4">
          <table:table-cell table:style-name="ce4" office:value-type="string">
            <text:p>Navigation by SHIFT+Arrow keys is broken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8">
          <table:table-cell table:style-name="ce4" office:value-type="string">
            <text:p>Quickfilter text search not working correctly (search for tags is broken)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4">
          <table:table-cell table:style-name="ce4" office:value-type="string">
            <text:p>Rating is broken (by menu / sidebar)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4">
          <table:table-cell table:style-name="ce4" office:value-type="string">
            <text:p>Rating is broken (by shortcuts)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4">
          <table:table-cell table:style-name="ce4" office:value-type="string">
            <text:p>Rating is broken (over icon view item)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8">
          <table:table-cell table:style-name="ce4" office:value-type="string">
            <text:p>Right-clicking on another item doesn't deselect the previous selected item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4">
          <table:table-cell table:style-name="ce4" office:value-type="string">
            <text:p>Set recursive view mode only effected by restart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4">
          <table:table-cell table:style-name="ce4" office:value-type="string">
            <text:p>Slow creation of context menu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10">
          <table:table-cell table:style-name="ce4" office:value-type="string">
            <text:p>StatusLED not updated correctly when filtering in recursive album view</text:p>
          </table:table-cell>
          <table:table-cell table:style-name="ce8"/>
          <table:table-cell table:style-name="ce12" office:value-type="string">
            <text:p>click on the parent folder and, although matches are found, the LED stays red. Maybe process() is called too often (race condition)?</text:p>
            <text:p/>
            <text:p>Andi</text:p>
          </table:table-cell>
          <table:table-cell table:number-columns-repeated="1021"/>
        </table:table-row>
        <table:table-row table:style-name="ro11">
          <table:table-cell table:style-name="ce4" office:value-type="string">
            <text:p>Tag / album counters not always updated</text:p>
          </table:table-cell>
          <table:table-cell table:style-name="ce8"/>
          <table:table-cell table:style-name="ce12" office:value-type="string">
            <text:p>sorry, not working for me.</text:p>
            <text:p/>
            <text:p>To test: go into tag view. Remove images (to trash so you can restore them). Counter is not updated, only after restart.</text:p>
            <text:p/>
            <text:p>When adding images / restoring them from trash), counter is updated</text:p>
            <text:p/>
            <text:p>(Andi)</text:p>
          </table:table-cell>
          <table:table-cell table:number-columns-repeated="1021"/>
        </table:table-row>
        <table:table-row table:style-name="ro4">
          <table:table-cell table:style-name="ce4" office:value-type="string">
            <text:p>Thumbnail rotation does not change.</text:p>
          </table:table-cell>
          <table:table-cell table:style-name="ce8"/>
          <table:table-cell table:style-name="ce12" office:value-type="string">
            <text:p>when?</text:p>
          </table:table-cell>
          <table:table-cell table:number-columns-repeated="1021"/>
        </table:table-row>
        <table:table-row table:style-name="ro2" table:number-rows-repeated="6550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2">
          <table:table-cell/>
        </table:table-row>
      </table:table>
      <table:database-ranges>
        <table:database-range table:target-range-address="Tabelle1.A4:Tabelle1.C3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issue" style:family="table-cell" style:parent-style-name="Default">
      <style:table-cell-properties fo:background-color="#ffffcc" fo:wrap-option="wrap" fo:border="0.002cm solid #000000" style:vertical-align="middle"/>
      <style:text-properties fo:color="#ff0000"/>
    </style:style>
    <style:style style:name="mystandard" style:family="table-cell" style:parent-style-name="Default">
      <style:table-cell-properties fo:wrap-option="wrap" fo:border="0.002cm solid #000000" style:vertical-align="middle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03">03.06.2009</text:date>, <text:time>23:57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reas Clemens</meta:initial-creator>
    <meta:creation-date>2009-05-28T12:16:03</meta:creation-date>
    <dc:date>2009-06-03T23:57:00</dc:date>
    <meta:editing-duration>PT01H23M06S</meta:editing-duration>
    <meta:editing-cycles>59</meta:editing-cycles>
    <meta:generator>OpenOffice.org/3.1$Linux OpenOffice.org_project/310m11$Build-9399</meta:generator>
    <dc:creator>Andreas Clemens</dc:creator>
    <meta:document-statistic meta:table-count="3" meta:cell-count="64" meta:object-count="0"/>
  </office:meta>
</office:document-meta>
</file>